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automatic-styles>
    <style:style style:name="Table1" style:family="table">
      <style:table-properties style:width="12.6361in" fo:margin-left="0.0625in" fo:margin-top="0in" fo:margin-bottom="0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0.7917in"/>
    </style:style>
    <style:style style:name="Table1.C" style:family="table-column">
      <style:table-column-properties style:column-width="0.8646in"/>
    </style:style>
    <style:style style:name="Table1.D" style:family="table-column">
      <style:table-column-properties style:column-width="0.9063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9896in"/>
    </style:style>
    <style:style style:name="Table1.G" style:family="table-column">
      <style:table-column-properties style:column-width="0.9792in"/>
    </style:style>
    <style:style style:name="Table1.L" style:family="table-column">
      <style:table-column-properties style:column-width="1.0833in"/>
    </style:style>
    <style:style style:name="Table1.M" style:family="table-column">
      <style:table-column-properties style:column-width="1.3438in"/>
    </style:style>
    <style:style style:name="Table1.N" style:family="table-column">
      <style:table-column-properties style:column-width="0.6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0618in" fo:keep-together="auto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.H2" style:family="table-cell">
      <style:table-cell-properties fo:padding-left="0.075in" fo:padding-right="0.075in" fo:padding-top="0in" fo:padding-bottom="0in" fo:border="0.5pt solid #000000" style:writing-mode="lr-tb"/>
    </style:style>
    <style:style style:name="Table1.I2" style:family="table-cell">
      <style:table-cell-properties fo:padding-left="0.075in" fo:padding-right="0.075in" fo:padding-top="0in" fo:padding-bottom="0in" fo:border="0.5pt solid #000000" style:writing-mode="lr-tb"/>
    </style:style>
    <style:style style:name="Table1.J2" style:family="table-cell">
      <style:table-cell-properties fo:padding-left="0.075in" fo:padding-right="0.075in" fo:padding-top="0in" fo:padding-bottom="0in" fo:border="0.5pt solid #000000" style:writing-mode="lr-tb"/>
    </style:style>
    <style:style style:name="Table1.K2" style:family="table-cell">
      <style:table-cell-properties fo:padding-left="0.075in" fo:padding-right="0.075in" fo:padding-top="0in" fo:padding-bottom="0in" fo:border="0.5pt solid #000000" style:writing-mode="lr-tb"/>
    </style:style>
    <style:style style:name="Table1.L2" style:family="table-cell">
      <style:table-cell-properties fo:padding-left="0.075in" fo:padding-right="0.075in" fo:padding-top="0in" fo:padding-bottom="0in" fo:border="0.5pt solid #000000" style:writing-mode="lr-tb"/>
    </style:style>
    <style:style style:name="Table1.M2" style:family="table-cell">
      <style:table-cell-properties fo:padding-left="0.075in" fo:padding-right="0.075in" fo:padding-top="0in" fo:padding-bottom="0in" fo:border="0.5pt solid #000000" style:writing-mode="lr-tb"/>
    </style:style>
    <style:style style:name="Table1.N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0.5pt solid #000000" style:writing-mode="lr-tb"/>
    </style:style>
    <style:style style:name="Table1.H3" style:family="table-cell">
      <style:table-cell-properties fo:padding-left="0.075in" fo:padding-right="0.075in" fo:padding-top="0in" fo:padding-bottom="0in" fo:border="0.5pt solid #000000" style:writing-mode="lr-tb"/>
    </style:style>
    <style:style style:name="Table1.I3" style:family="table-cell">
      <style:table-cell-properties fo:padding-left="0.075in" fo:padding-right="0.075in" fo:padding-top="0in" fo:padding-bottom="0in" fo:border="0.5pt solid #000000" style:writing-mode="lr-tb"/>
    </style:style>
    <style:style style:name="Table1.J3" style:family="table-cell">
      <style:table-cell-properties fo:padding-left="0.075in" fo:padding-right="0.075in" fo:padding-top="0in" fo:padding-bottom="0in" fo:border="0.5pt solid #000000" style:writing-mode="lr-tb"/>
    </style:style>
    <style:style style:name="Table1.K3" style:family="table-cell">
      <style:table-cell-properties fo:padding-left="0.075in" fo:padding-right="0.075in" fo:padding-top="0in" fo:padding-bottom="0in" fo:border="0.5pt solid #000000" style:writing-mode="lr-tb"/>
    </style:style>
    <style:style style:name="Table1.L3" style:family="table-cell">
      <style:table-cell-properties fo:padding-left="0.075in" fo:padding-right="0.075in" fo:padding-top="0in" fo:padding-bottom="0in" fo:border="0.5pt solid #000000" style:writing-mode="lr-tb"/>
    </style:style>
    <style:style style:name="Table1.M3" style:family="table-cell">
      <style:table-cell-properties fo:padding-left="0.075in" fo:padding-right="0.075in" fo:padding-top="0in" fo:padding-bottom="0in" fo:border="0.5pt solid #000000" style:writing-mode="lr-tb"/>
    </style:style>
    <style:style style:name="Table1.N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0.5pt solid #000000" style:writing-mode="lr-tb"/>
    </style:style>
    <style:style style:name="Table1.H4" style:family="table-cell">
      <style:table-cell-properties fo:padding-left="0.075in" fo:padding-right="0.075in" fo:padding-top="0in" fo:padding-bottom="0in" fo:border="0.5pt solid #000000" style:writing-mode="lr-tb"/>
    </style:style>
    <style:style style:name="Table1.I4" style:family="table-cell">
      <style:table-cell-properties fo:padding-left="0.075in" fo:padding-right="0.075in" fo:padding-top="0in" fo:padding-bottom="0in" fo:border="0.5pt solid #000000" style:writing-mode="lr-tb"/>
    </style:style>
    <style:style style:name="Table1.J4" style:family="table-cell">
      <style:table-cell-properties fo:padding-left="0.075in" fo:padding-right="0.075in" fo:padding-top="0in" fo:padding-bottom="0in" fo:border="0.5pt solid #000000" style:writing-mode="lr-tb"/>
    </style:style>
    <style:style style:name="Table1.K4" style:family="table-cell">
      <style:table-cell-properties fo:padding-left="0.075in" fo:padding-right="0.075in" fo:padding-top="0in" fo:padding-bottom="0in" fo:border="0.5pt solid #000000" style:writing-mode="lr-tb"/>
    </style:style>
    <style:style style:name="Table1.L4" style:family="table-cell">
      <style:table-cell-properties fo:padding-left="0.075in" fo:padding-right="0.075in" fo:padding-top="0in" fo:padding-bottom="0in" fo:border="0.5pt solid #000000" style:writing-mode="lr-tb"/>
    </style:style>
    <style:style style:name="Table1.M4" style:family="table-cell">
      <style:table-cell-properties fo:padding-left="0.075in" fo:padding-right="0.075in" fo:padding-top="0in" fo:padding-bottom="0in" fo:border="0.5pt solid #000000" style:writing-mode="lr-tb"/>
    </style:style>
    <style:style style:name="Table1.N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="0.5pt solid #000000" style:writing-mode="lr-tb"/>
    </style:style>
    <style:style style:name="Table1.H5" style:family="table-cell">
      <style:table-cell-properties fo:padding-left="0.075in" fo:padding-right="0.075in" fo:padding-top="0in" fo:padding-bottom="0in" fo:border="0.5pt solid #000000" style:writing-mode="lr-tb"/>
    </style:style>
    <style:style style:name="Table1.I5" style:family="table-cell">
      <style:table-cell-properties fo:padding-left="0.075in" fo:padding-right="0.075in" fo:padding-top="0in" fo:padding-bottom="0in" fo:border="0.5pt solid #000000" style:writing-mode="lr-tb"/>
    </style:style>
    <style:style style:name="Table1.J5" style:family="table-cell">
      <style:table-cell-properties fo:padding-left="0.075in" fo:padding-right="0.075in" fo:padding-top="0in" fo:padding-bottom="0in" fo:border="0.5pt solid #000000" style:writing-mode="lr-tb"/>
    </style:style>
    <style:style style:name="Table1.K5" style:family="table-cell">
      <style:table-cell-properties fo:padding-left="0.075in" fo:padding-right="0.075in" fo:padding-top="0in" fo:padding-bottom="0in" fo:border="0.5pt solid #000000" style:writing-mode="lr-tb"/>
    </style:style>
    <style:style style:name="Table1.L5" style:family="table-cell">
      <style:table-cell-properties fo:padding-left="0.075in" fo:padding-right="0.075in" fo:padding-top="0in" fo:padding-bottom="0in" fo:border="0.5pt solid #000000" style:writing-mode="lr-tb"/>
    </style:style>
    <style:style style:name="Table1.M5" style:family="table-cell">
      <style:table-cell-properties fo:padding-left="0.075in" fo:padding-right="0.075in" fo:padding-top="0in" fo:padding-bottom="0in" fo:border="0.5pt solid #000000" style:writing-mode="lr-tb"/>
    </style:style>
    <style:style style:name="Table1.N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6" style:family="table-cell">
      <style:table-cell-properties fo:padding-left="0.075in" fo:padding-right="0.075in" fo:padding-top="0in" fo:padding-bottom="0in" fo:border="0.5pt solid #000000" style:writing-mode="lr-tb"/>
    </style:style>
    <style:style style:name="Table1.H6" style:family="table-cell">
      <style:table-cell-properties fo:padding-left="0.075in" fo:padding-right="0.075in" fo:padding-top="0in" fo:padding-bottom="0in" fo:border="0.5pt solid #000000" style:writing-mode="lr-tb"/>
    </style:style>
    <style:style style:name="Table1.I6" style:family="table-cell">
      <style:table-cell-properties fo:padding-left="0.075in" fo:padding-right="0.075in" fo:padding-top="0in" fo:padding-bottom="0in" fo:border="0.5pt solid #000000" style:writing-mode="lr-tb"/>
    </style:style>
    <style:style style:name="Table1.J6" style:family="table-cell">
      <style:table-cell-properties fo:padding-left="0.075in" fo:padding-right="0.075in" fo:padding-top="0in" fo:padding-bottom="0in" fo:border="0.5pt solid #000000" style:writing-mode="lr-tb"/>
    </style:style>
    <style:style style:name="Table1.K6" style:family="table-cell">
      <style:table-cell-properties fo:padding-left="0.075in" fo:padding-right="0.075in" fo:padding-top="0in" fo:padding-bottom="0in" fo:border="0.5pt solid #000000" style:writing-mode="lr-tb"/>
    </style:style>
    <style:style style:name="Table1.L6" style:family="table-cell">
      <style:table-cell-properties fo:padding-left="0.075in" fo:padding-right="0.075in" fo:padding-top="0in" fo:padding-bottom="0in" fo:border="0.5pt solid #000000" style:writing-mode="lr-tb"/>
    </style:style>
    <style:style style:name="Table1.M6" style:family="table-cell">
      <style:table-cell-properties fo:padding-left="0.075in" fo:padding-right="0.075in" fo:padding-top="0in" fo:padding-bottom="0in" fo:border="0.5pt solid #000000" style:writing-mode="lr-tb"/>
    </style:style>
    <style:style style:name="Table1.N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7" style:family="table-cell">
      <style:table-cell-properties fo:padding-left="0.075in" fo:padding-right="0.075in" fo:padding-top="0in" fo:padding-bottom="0in" fo:border="0.5pt solid #000000" style:writing-mode="lr-tb"/>
    </style:style>
    <style:style style:name="Table1.H7" style:family="table-cell">
      <style:table-cell-properties fo:padding-left="0.075in" fo:padding-right="0.075in" fo:padding-top="0in" fo:padding-bottom="0in" fo:border="0.5pt solid #000000" style:writing-mode="lr-tb"/>
    </style:style>
    <style:style style:name="Table1.I7" style:family="table-cell">
      <style:table-cell-properties fo:padding-left="0.075in" fo:padding-right="0.075in" fo:padding-top="0in" fo:padding-bottom="0in" fo:border="0.5pt solid #000000" style:writing-mode="lr-tb"/>
    </style:style>
    <style:style style:name="Table1.J7" style:family="table-cell">
      <style:table-cell-properties fo:padding-left="0.075in" fo:padding-right="0.075in" fo:padding-top="0in" fo:padding-bottom="0in" fo:border="0.5pt solid #000000" style:writing-mode="lr-tb"/>
    </style:style>
    <style:style style:name="Table1.K7" style:family="table-cell">
      <style:table-cell-properties fo:padding-left="0.075in" fo:padding-right="0.075in" fo:padding-top="0in" fo:padding-bottom="0in" fo:border="0.5pt solid #000000" style:writing-mode="lr-tb"/>
    </style:style>
    <style:style style:name="Table1.L7" style:family="table-cell">
      <style:table-cell-properties fo:padding-left="0.075in" fo:padding-right="0.075in" fo:padding-top="0in" fo:padding-bottom="0in" fo:border="0.5pt solid #000000" style:writing-mode="lr-tb"/>
    </style:style>
    <style:style style:name="Table1.M7" style:family="table-cell">
      <style:table-cell-properties fo:padding-left="0.075in" fo:padding-right="0.075in" fo:padding-top="0in" fo:padding-bottom="0in" fo:border="0.5pt solid #000000" style:writing-mode="lr-tb"/>
    </style:style>
    <style:style style:name="Table1.N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8" style:family="table-cell">
      <style:table-cell-properties fo:padding-left="0.075in" fo:padding-right="0.075in" fo:padding-top="0in" fo:padding-bottom="0in" fo:border="0.5pt solid #000000" style:writing-mode="lr-tb"/>
    </style:style>
    <style:style style:name="Table1.H8" style:family="table-cell">
      <style:table-cell-properties fo:padding-left="0.075in" fo:padding-right="0.075in" fo:padding-top="0in" fo:padding-bottom="0in" fo:border="0.5pt solid #000000" style:writing-mode="lr-tb"/>
    </style:style>
    <style:style style:name="Table1.I8" style:family="table-cell">
      <style:table-cell-properties fo:padding-left="0.075in" fo:padding-right="0.075in" fo:padding-top="0in" fo:padding-bottom="0in" fo:border="0.5pt solid #000000" style:writing-mode="lr-tb"/>
    </style:style>
    <style:style style:name="Table1.J8" style:family="table-cell">
      <style:table-cell-properties fo:padding-left="0.075in" fo:padding-right="0.075in" fo:padding-top="0in" fo:padding-bottom="0in" fo:border="0.5pt solid #000000" style:writing-mode="lr-tb"/>
    </style:style>
    <style:style style:name="Table1.K8" style:family="table-cell">
      <style:table-cell-properties fo:padding-left="0.075in" fo:padding-right="0.075in" fo:padding-top="0in" fo:padding-bottom="0in" fo:border="0.5pt solid #000000" style:writing-mode="lr-tb"/>
    </style:style>
    <style:style style:name="Table1.L8" style:family="table-cell">
      <style:table-cell-properties fo:padding-left="0.075in" fo:padding-right="0.075in" fo:padding-top="0in" fo:padding-bottom="0in" fo:border="0.5pt solid #000000" style:writing-mode="lr-tb"/>
    </style:style>
    <style:style style:name="Table1.M8" style:family="table-cell">
      <style:table-cell-properties fo:padding-left="0.075in" fo:padding-right="0.075in" fo:padding-top="0in" fo:padding-bottom="0in" fo:border="0.5pt solid #000000" style:writing-mode="lr-tb"/>
    </style:style>
    <style:style style:name="Table1.N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9" style:family="table-cell">
      <style:table-cell-properties fo:padding-left="0.075in" fo:padding-right="0.075in" fo:padding-top="0in" fo:padding-bottom="0in" fo:border="0.5pt solid #000000" style:writing-mode="lr-tb"/>
    </style:style>
    <style:style style:name="Table1.H9" style:family="table-cell">
      <style:table-cell-properties fo:padding-left="0.075in" fo:padding-right="0.075in" fo:padding-top="0in" fo:padding-bottom="0in" fo:border="0.5pt solid #000000" style:writing-mode="lr-tb"/>
    </style:style>
    <style:style style:name="Table1.I9" style:family="table-cell">
      <style:table-cell-properties fo:padding-left="0.075in" fo:padding-right="0.075in" fo:padding-top="0in" fo:padding-bottom="0in" fo:border="0.5pt solid #000000" style:writing-mode="lr-tb"/>
    </style:style>
    <style:style style:name="Table1.J9" style:family="table-cell">
      <style:table-cell-properties fo:padding-left="0.075in" fo:padding-right="0.075in" fo:padding-top="0in" fo:padding-bottom="0in" fo:border="0.5pt solid #000000" style:writing-mode="lr-tb"/>
    </style:style>
    <style:style style:name="Table1.K9" style:family="table-cell">
      <style:table-cell-properties fo:padding-left="0.075in" fo:padding-right="0.075in" fo:padding-top="0in" fo:padding-bottom="0in" fo:border="0.5pt solid #000000" style:writing-mode="lr-tb"/>
    </style:style>
    <style:style style:name="Table1.L9" style:family="table-cell">
      <style:table-cell-properties fo:padding-left="0.075in" fo:padding-right="0.075in" fo:padding-top="0in" fo:padding-bottom="0in" fo:border="0.5pt solid #000000" style:writing-mode="lr-tb"/>
    </style:style>
    <style:style style:name="Table1.M9" style:family="table-cell">
      <style:table-cell-properties fo:padding-left="0.075in" fo:padding-right="0.075in" fo:padding-top="0in" fo:padding-bottom="0in" fo:border="0.5pt solid #000000" style:writing-mode="lr-tb"/>
    </style:style>
    <style:style style:name="Table1.N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H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I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J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K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L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M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N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11" style:family="table-row">
      <style:table-row-properties style:min-row-height="1.5625in" fo:keep-together="auto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H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I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J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K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L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M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N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H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I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J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K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L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M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N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rsid="000b0f0d" officeooo:paragraph-rsid="000b0f0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0b0f0d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0b30e5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0c4816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0e4191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15f7ad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166e98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0f0d" officeooo:paragraph-rsid="00167e9a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b30e5" officeooo:paragraph-rsid="000c4816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c4816" officeooo:paragraph-rsid="000c4816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2" style:family="paragraph" style:parent-style-name="Standard">
      <style:paragraph-properties fo:margin-top="0in" fo:margin-bottom="0in" style:contextual-spacing="true" fo:line-height="0.1665in" fo:text-align="center" style:justify-single-word="false" fo:orphans="2" fo:widows="2"/>
      <style:text-properties style:font-name="Calibri" fo:font-size="9pt" fo:language="en" fo:country="GB" fo:font-weight="normal" officeooo:rsid="000c4816" officeooo:paragraph-rsid="000c4816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c0ad4" officeooo:paragraph-rsid="000c0ad4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c0ad4" officeooo:paragraph-rsid="000b30e5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c0ad4" officeooo:paragraph-rsid="000c4816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6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fo:font-weight="normal" officeooo:rsid="000e4191" officeooo:paragraph-rsid="000e4191" style:letter-kerning="false" style:font-name-asian="Calibri1" style:font-size-asian="9pt" style:language-asian="en" style:country-asian="US" style:font-weight-asian="normal" style:font-size-complex="9pt" style:language-complex="ar" style:country-complex="SA" style:font-weight-complex="normal"/>
    </style:style>
    <style:style style:name="P17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b0f0d" officeooo:paragraph-rsid="000b0f0d" style:letter-kerning="false" style:font-name-asian="Calibri1" style:font-size-asian="9pt" style:language-asian="en" style:country-asian="US" style:font-size-complex="9pt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b0f0d" officeooo:paragraph-rsid="000c4816" style:letter-kerning="false" style:font-name-asian="Calibri1" style:font-size-asian="9pt" style:language-asian="en" style:country-asian="US" style:font-size-complex="9pt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b0f0d" officeooo:paragraph-rsid="00132794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c4816" officeooo:paragraph-rsid="000c4816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e4191" officeooo:paragraph-rsid="000e4191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b30e5" officeooo:paragraph-rsid="000e4191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b30e5" officeooo:paragraph-rsid="00167e9a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f4f36" officeooo:paragraph-rsid="000f4f36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0f4f36" officeooo:paragraph-rsid="000f7db0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6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166db" officeooo:paragraph-rsid="001166db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7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32794" officeooo:paragraph-rsid="00132794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8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5f7ad" officeooo:paragraph-rsid="0015f7ad" style:letter-kerning="false" style:font-name-asian="Calibri1" style:font-size-asian="9pt" style:language-asian="en" style:country-asian="US" style:font-size-complex="9pt" style:language-complex="ar" style:country-complex="SA"/>
    </style:style>
    <style:style style:name="P2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5f7ad" officeooo:paragraph-rsid="00166e98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0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1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paragraph-rsid="00166e98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2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66e98" officeooo:paragraph-rsid="00166e98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9e423" officeooo:paragraph-rsid="0019e423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9e423" officeooo:paragraph-rsid="001bc8d6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9e423" officeooo:paragraph-rsid="001c127c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9pt" fo:language="en" fo:country="GB" officeooo:rsid="00132794" officeooo:paragraph-rsid="00132794" style:letter-kerning="false" fo:background-color="transparent" style:font-name-asian="Calibri1" style:font-size-asian="9pt" style:language-asian="en" style:country-asian="US" style:font-size-complex="9pt" style:language-complex="ar" style:country-complex="SA"/>
    </style:style>
    <style:style style:name="P37" style:family="paragraph" style:parent-style-name="Standard">
      <style:paragraph-properties fo:margin-top="0in" fo:margin-bottom="0in" style:contextual-spacing="true" fo:line-height="0.1665in" fo:text-align="center" style:justify-single-word="false" fo:orphans="2" fo:widows="2"/>
      <style:text-properties style:font-name="Calibri" fo:font-size="10pt" fo:language="en" fo:country="GB" fo:font-weight="bold" officeooo:rsid="0015f7ad" officeooo:paragraph-rsid="0015f7a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top="0in" fo:margin-bottom="0in" style:contextual-spacing="true" fo:line-height="0.1665in"/>
    </style:style>
    <style:style style:name="P3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officeooo:paragraph-rsid="00166e98"/>
    </style:style>
    <style:style style:name="P40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0f4f36" officeooo:paragraph-rsid="000f4f36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1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132794" officeooo:paragraph-rsid="00132794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2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13618b" officeooo:paragraph-rsid="0013618b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14832a" officeooo:paragraph-rsid="0014832a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166e98" officeooo:paragraph-rsid="00166e98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9pt" fo:language="en" fo:country="GB" officeooo:rsid="00167e9a" officeooo:paragraph-rsid="00167e9a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808080" loext:opacity="100%" style:font-name="Calibri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8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808080" loext:opacity="100%" style:font-name="Calibri" fo:font-size="9pt" fo:language="en" fo:country="GB" officeooo:rsid="000c0ad4" officeooo:paragraph-rsid="000c0ad4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808080" loext:opacity="100%" style:font-name="Calibri" fo:font-size="9pt" fo:language="en" fo:country="GB" style:letter-kerning="false" style:font-name-asian="Calibri1" style:font-size-asian="9pt" style:language-asian="en" style:country-asian="US" style:font-size-complex="9pt" style:language-complex="ar" style:country-complex="SA"/>
    </style:style>
    <style:style style:name="P50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00ff" loext:opacity="100%" style:font-name="Calibri" fo:font-size="9pt" fo:language="en" fo:country="GB" officeooo:paragraph-rsid="00190052" style:letter-kerning="false" style:font-name-asian="Calibri1" style:font-size-asian="9pt" style:language-asian="en" style:country-asian="US" style:font-size-complex="9pt" style:language-complex="ar" style:country-complex="SA"/>
    </style:style>
    <style:style style:name="P51" style:family="paragraph" style:parent-style-name="List_20_Paragraph"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3" style:family="paragraph" style:parent-style-name="Standard">
      <loext:graphic-properties draw:fill="solid" draw:fill-color="#e2efd9"/>
      <style:paragraph-properties fo:margin-top="0in" fo:margin-bottom="0in" style:contextual-spacing="false" fo:text-align="start" style:justify-single-word="false" fo:orphans="2" fo:widows="2" fo:background-color="#e2efd9"/>
      <style:text-properties style:font-name="Calibri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GB" officeooo:paragraph-rsid="0018a7a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5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rsid="000c0ad4" officeooo:paragraph-rsid="000c0ad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6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rsid="000c0ad4" officeooo:paragraph-rsid="000c4816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7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rsid="000c0ad4" officeooo:paragraph-rsid="00167e9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8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paragraph-rsid="00166e9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style:font-name="Calibri" fo:font-size="12pt" fo:language="en" fo:country="GB" officeooo:paragraph-rsid="00167e9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0000" loext:opacity="100%" style:font-name="Calibri" fo:font-size="9pt" fo:language="en" fo:country="GB" fo:font-weight="bold" style:letter-kerning="false" style:font-name-asian="Calibri1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0000" loext:opacity="100%" style:font-name="Calibri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0000" loext:opacity="100%" style:font-name="Calibri" fo:font-size="10pt" fo:language="en" fo:country="GB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3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style:paragraph-properties fo:margin-top="0in" fo:margin-bottom="0in" style:contextual-spacing="true" fo:line-height="0.1665in" fo:text-align="start" style:justify-single-word="false" fo:orphans="2" fo:widows="2"/>
      <style:text-properties fo:color="#00cc99" loext:opacity="100%" style:font-name="Calibri" fo:font-size="12pt" fo:language="en" fo:country="GB" officeooo:rsid="000c0ad4" officeooo:paragraph-rsid="000c0ad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5" style:family="paragraph" style:parent-style-name="Standard">
      <style:paragraph-properties fo:text-align="start" style:justify-single-word="false" style:writing-mode="lr-tb"/>
      <style:text-properties officeooo:paragraph-rsid="00166e9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0000" loext:opacity="100%" fo:font-size="10pt" style:font-size-asian="10pt" style:font-size-complex="10pt"/>
    </style:style>
    <style:style style:name="T4" style:family="text">
      <style:text-properties fo:color="#ff0000" loext:opacity="100%" fo:font-size="10pt" fo:language="bg" fo:country="BG" style:font-size-asian="10pt" style:font-size-complex="10pt"/>
    </style:style>
    <style:style style:name="T5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color="#ff0000" loext:opacity="100%" fo:font-size="10pt" fo:language="nb" fo:country="NO" fo:font-weight="bold" style:font-size-asian="10pt" style:font-weight-asian="bold" style:font-size-complex="10pt" style:font-weight-complex="bold"/>
    </style:style>
    <style:style style:name="T7" style:family="text">
      <style:text-properties fo:color="#ff0000" loext:opacity="100%" fo:font-size="9pt" style:font-size-asian="9pt" style:font-size-complex="9pt"/>
    </style:style>
    <style:style style:name="T8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0000" loext:opacity="100%" fo:font-size="9pt" fo:language="en" fo:country="US" style:font-size-asian="9pt" style:font-size-complex="9pt"/>
    </style:style>
    <style:style style:name="T10" style:family="text">
      <style:text-properties fo:color="#ff0000" loext:opacity="100%" fo:font-size="9pt" fo:language="nb" fo:country="NO" style:font-size-asian="9pt" style:font-size-complex="9pt"/>
    </style:style>
    <style:style style:name="T11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ff" loext:opacity="100%" fo:font-size="10pt" style:font-size-asian="10pt" style:font-size-complex="10pt"/>
    </style:style>
    <style:style style:name="T13" style:family="text">
      <style:text-properties fo:color="#0000ff" loext:opacity="100%" fo:font-size="9pt" style:font-size-asian="9pt" style:font-size-complex="9pt"/>
    </style:style>
    <style:style style:name="T14" style:family="text">
      <style:text-properties fo:color="#0000ff" loext:opacity="100%" fo:font-size="9pt" fo:language="nb" fo:country="NO" style:font-size-asian="9pt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67e9a" style:font-size-asian="10pt" style:font-size-complex="10pt"/>
    </style:style>
    <style:style style:name="T17" style:family="text">
      <style:text-properties fo:color="#00cc99" loext:opacity="100%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0c4816" style:font-size-asian="9pt" style:font-size-complex="9pt"/>
    </style:style>
    <style:style style:name="T20" style:family="text">
      <style:text-properties fo:font-size="9pt" officeooo:rsid="001166db" style:font-size-asian="9pt" style:font-size-complex="9pt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0c4816" style:font-size-asian="9pt" style:font-weight-asian="normal" style:font-size-complex="9pt" style:font-weight-complex="normal"/>
    </style:style>
    <style:style style:name="T23" style:family="text">
      <style:text-properties officeooo:rsid="000b0f0d"/>
    </style:style>
    <style:style style:name="T24" style:family="text">
      <style:text-properties officeooo:rsid="000b30e5"/>
    </style:style>
    <style:style style:name="T25" style:family="text">
      <style:text-properties officeooo:rsid="000e4191" fo:background-color="#ffff00" loext:char-shading-value="0"/>
    </style:style>
    <style:style style:name="T26" style:family="text">
      <style:text-properties officeooo:rsid="0015f7ad" fo:background-color="#ffff00" loext:char-shading-value="0"/>
    </style:style>
    <style:style style:name="T27" style:family="text">
      <style:text-properties officeooo:rsid="00166e98" fo:background-color="#ffff00" loext:char-shading-value="0"/>
    </style:style>
    <style:style style:name="T28" style:family="text">
      <style:text-properties officeooo:rsid="00167e9a" fo:background-color="#ffff00" loext:char-shading-value="0"/>
    </style:style>
    <style:style style:name="T29" style:family="text">
      <style:text-properties officeooo:rsid="000c0ad4"/>
    </style:style>
    <style:style style:name="T30" style:family="text">
      <style:text-properties officeooo:rsid="000c4816"/>
    </style:style>
    <style:style style:name="T31" style:family="text">
      <style:text-properties style:font-name="Calibri" fo:font-size="9pt" fo:language="en" fo:country="GB" officeooo:rsid="00166e98" style:letter-kerning="false" style:font-name-asian="Calibri1" style:font-size-asian="9pt" style:language-asian="en" style:country-asian="US" style:font-size-complex="9pt" style:language-complex="ar" style:country-complex="SA"/>
    </style:style>
    <style:style style:name="T32" style:family="text">
      <style:text-properties officeooo:rsid="000e419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e4191" style:font-weight-asian="normal" style:font-weight-complex="normal"/>
    </style:style>
    <style:style style:name="T35" style:family="text">
      <style:text-properties fo:font-weight="normal" officeooo:rsid="000c0ad4" style:font-weight-asian="normal" style:font-weight-complex="normal"/>
    </style:style>
    <style:style style:name="T36" style:family="text">
      <style:text-properties fo:font-weight="normal" officeooo:rsid="00167e9a" style:font-weight-asian="normal" style:font-weight-complex="normal"/>
    </style:style>
    <style:style style:name="T37" style:family="text">
      <style:text-properties officeooo:rsid="000f4f36"/>
    </style:style>
    <style:style style:name="T38" style:family="text">
      <style:text-properties officeooo:rsid="000f7db0"/>
    </style:style>
    <style:style style:name="T39" style:family="text">
      <style:text-properties officeooo:rsid="001166db"/>
    </style:style>
    <style:style style:name="T40" style:family="text">
      <style:text-properties officeooo:rsid="00132794"/>
    </style:style>
    <style:style style:name="T41" style:family="text">
      <style:text-properties officeooo:rsid="0013618b"/>
    </style:style>
    <style:style style:name="T42" style:family="text">
      <style:text-properties officeooo:rsid="0014832a"/>
    </style:style>
    <style:style style:name="T43" style:family="text">
      <style:text-properties officeooo:rsid="0015f7ad"/>
    </style:style>
    <style:style style:name="T44" style:family="text">
      <style:text-properties officeooo:rsid="00166e98"/>
    </style:style>
    <style:style style:name="T45" style:family="text">
      <style:text-properties fo:color="#000000" loext:opacity="100%" style:text-outline="false" style:text-line-through-style="none" style:text-line-through-type="none" style:font-name="Calibri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T46" style:family="text">
      <style:text-properties fo:color="#000000" loext:opacity="100%" style:text-outline="false" style:text-line-through-style="none" style:text-line-through-type="none" style:font-name="Calibri" fo:font-size="9pt" fo:language="en" fo:country="GB" fo:font-style="normal" fo:text-shadow="none" style:text-underline-style="none" fo:font-weight="normal" officeooo:rsid="00166e98" style:letter-kerning="false" style:font-name-asian="Calibri1" style:font-size-asian="9pt" style:language-asian="en" style:country-asian="US" style:font-style-asian="normal" style:font-weight-asian="normal" style:font-size-complex="9pt" style:language-complex="ar" style:country-complex="SA" style:text-emphasize="none"/>
    </style:style>
    <style:style style:name="T47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48" style:family="text">
      <style:text-properties fo:color="#000000" loext:opacity="100%" style:text-outline="false" style:text-line-through-style="none" style:text-line-through-type="none" style:font-name="Noto Sans Devanagari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T49" style:family="text">
      <style:text-properties fo:color="#000000" loext:opacity="100%" style:text-outline="false" style:text-line-through-style="none" style:text-line-through-type="none" style:font-name="Noto Sans Devanagari" fo:font-style="normal" fo:text-shadow="none" style:text-underline-style="none" fo:font-weight="normal" style:font-style-asian="normal" style:font-weight-asian="normal" style:text-emphasize="none"/>
    </style:style>
    <style:style style:name="T50" style:family="text">
      <style:text-properties officeooo:rsid="00167e9a"/>
    </style:style>
    <style:style style:name="T51" style:family="text">
      <style:text-properties officeooo:rsid="001bc8d6"/>
    </style:style>
    <style:style style:name="T52" style:family="text">
      <style:text-properties officeooo:rsid="001c12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Template for obtaining metadata related to potential supply of data by case study/partner</text:span><text:span text:style-name="T1"/></text:p>
      <text:p text:style-name="P51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 table:number-columns-repeated="2"/>
        <table:table-column table:style-name="Table1.B"/>
        <table:table-column table:style-name="Table1.E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52" loext:marker-style-name="T2"><text:span text:style-name="T2">Origin</text:span><text:span text:style-name="T2"/></text:p>
            <text:p text:style-name="P52" loext:marker-style-name="T7"><text:span text:style-name="T7">(region, </text:span><text:span text:style-name="T7"/></text:p>
            <text:p text:style-name="P52" loext:marker-style-name="T7"><text:span text:style-name="T7">area, </text:span><text:span text:style-name="T7"/></text:p>
            <text:p text:style-name="P52" loext:marker-style-name="T7"><text:span text:style-name="T7">place, coordinates, etc.)</text:span><text:span text:style-name="T7"/></text:p>
            <text:p text:style-name="P60" loext:marker-style-name="T8"/>
          </table:table-cell>
          <table:table-cell table:style-name="Table1.A1" office:value-type="string">
            <text:p text:style-name="P52" loext:marker-style-name="T3"><text:span text:style-name="T2">Source</text:span><text:span text:style-name="T2"/></text:p>
            <text:p text:style-name="P52" loext:marker-style-name="T7"><text:span text:style-name="T7">(partner, </text:span><text:span text:style-name="T7"/></text:p>
            <text:p text:style-name="P52" loext:marker-style-name="T7"><text:span text:style-name="T7">ISPs, </text:span><text:span text:style-name="T7"/></text:p>
            <text:p text:style-name="P52" loext:marker-style-name="T7"><text:span text:style-name="T7">NGOs,</text:span><text:span text:style-name="T7"/></text:p>
            <text:p text:style-name="P52" loext:marker-style-name="T7"><text:span text:style-name="T7">public,</text:span><text:span text:style-name="T7"/></text:p>
            <text:p text:style-name="P52" loext:marker-style-name="T7"><text:span text:style-name="T7">industrial,</text:span><text:span text:style-name="T7"/></text:p>
            <text:p text:style-name="P52" loext:marker-style-name="T7"><text:span text:style-name="T7">commercial,</text:span><text:span text:style-name="T7"/></text:p>
            <text:p text:style-name="P52" loext:marker-style-name="T2"><text:span text:style-name="T7">etc.)</text:span><text:span text:style-name="T2"/></text:p>
          </table:table-cell>
          <table:table-cell table:style-name="Table1.A1" office:value-type="string">
            <text:p text:style-name="P52" loext:marker-style-name="T2"><text:span text:style-name="T2">Timeline</text:span><text:span text:style-name="T2"/></text:p>
            <text:p text:style-name="P52" loext:marker-style-name="T3"><text:span text:style-name="T3">(date, interval, <text:s/>periods, etc.)</text:span><text:span text:style-name="T3"/></text:p>
          </table:table-cell>
          <table:table-cell table:style-name="Table1.A1" office:value-type="string">
            <text:p text:style-name="P52" loext:marker-style-name="T2"><text:span text:style-name="T2">Content </text:span><text:span text:style-name="T2"/></text:p>
            <text:p text:style-name="P52" loext:marker-style-name="T3"><text:span text:style-name="T3">(seagrass,</text:span><text:span text:style-name="T3"/></text:p>
            <text:p text:style-name="P52" loext:marker-style-name="T3"><text:span text:style-name="T3">phytoplankton,</text:span><text:span text:style-name="T3"/></text:p>
            <text:p text:style-name="P52" loext:marker-style-name="T3"><text:span text:style-name="T3">fish,</text:span><text:span text:style-name="T3"/></text:p>
            <text:p text:style-name="P52" loext:marker-style-name="T3"><text:span text:style-name="T3">seamammals,</text:span><text:span text:style-name="T3"/></text:p>
            <text:p text:style-name="P52" loext:marker-style-name="T3"><text:span text:style-name="T3">water, </text:span><text:span text:style-name="T3"/></text:p>
            <text:p text:style-name="P52" loext:marker-style-name="T3"><text:span text:style-name="T3">sediments, </text:span><text:span text:style-name="T3"/></text:p>
            <text:p text:style-name="P52" loext:marker-style-name="T3"><text:span text:style-name="T3">transport,</text:span><text:span text:style-name="T3"/></text:p>
            <text:p text:style-name="P52" loext:marker-style-name="T3"><text:span text:style-name="T3">tourism, etc.)</text:span><text:span text:style-name="T3"/></text:p>
            <text:p text:style-name="P62" loext:marker-style-name="T2"/>
            <text:p text:style-name="P61" loext:marker-style-name="T9"/>
          </table:table-cell>
          <table:table-cell table:style-name="Table1.A1" office:value-type="string">
            <text:p text:style-name="P52" loext:marker-style-name="T2"><text:span text:style-name="T2">Type</text:span><text:span text:style-name="T2"/></text:p>
            <text:p text:style-name="P52" loext:marker-style-name="T7"><text:span text:style-name="T7">(sensor data, </text:span><text:span text:style-name="T7"/></text:p>
            <text:p text:style-name="P52" loext:marker-style-name="T7"><text:span text:style-name="T7">ontologies, </text:span><text:span text:style-name="T7"/></text:p>
            <text:p text:style-name="P52" loext:marker-style-name="T7"><text:span text:style-name="T7">statistics, </text:span><text:span text:style-name="T7"/></text:p>
            <text:p text:style-name="P52" loext:marker-style-name="T3"><text:span text:style-name="T3">scans,</text:span><text:span text:style-name="T3"/></text:p>
            <text:p text:style-name="P52" loext:marker-style-name="T3"><text:span text:style-name="T3">water samples,</text:span><text:span text:style-name="T3"/></text:p>
            <text:p text:style-name="P52" loext:marker-style-name="T9"><text:span text:style-name="T9">diagrams,</text:span><text:span text:style-name="T9"/></text:p>
            <text:p text:style-name="P52" loext:marker-style-name="T9"><text:span text:style-name="T9">photogrammetry, </text:span><text:span text:style-name="T9"/></text:p>
            <text:p text:style-name="P52" loext:marker-style-name="T9"><text:span text:style-name="T9">satellite,</text:span><text:span text:style-name="T9"/></text:p>
            <text:p text:style-name="P52" loext:marker-style-name="T9"><text:span text:style-name="T9">map layers, </text:span><text:span text:style-name="T9"/></text:p>
            <text:p text:style-name="P52" loext:marker-style-name="T2"><text:span text:style-name="T9">spatial models, etc.)</text:span><text:span text:style-name="T5"/></text:p>
          </table:table-cell>
          <table:table-cell table:style-name="Table1.A1" office:value-type="string">
            <text:p text:style-name="P53" loext:marker-style-name="T2"><text:span text:style-name="T2">Related data</text:span><text:span text:style-name="T2"/></text:p>
            <text:p text:style-name="P53" loext:marker-style-name="T3"><text:span text:style-name="T3">(from the same source, from a different partner, case study, project or public repository, etc.)</text:span><text:span text:style-name="T3"/></text:p>
          </table:table-cell>
          <table:table-cell table:style-name="Table1.A1" office:value-type="string">
            <text:p text:style-name="P53" loext:marker-style-name="T2"><text:span text:style-name="T2">Potential analysis</text:span><text:span text:style-name="T2"/></text:p>
            <text:p text:style-name="P53" loext:marker-style-name="T3"><text:span text:style-name="T3">(correlation with other data, recognition of patterns, <text:s/>identification of trends, prediction of dynamics</text:span><text:span text:style-name="T4">, </text:span><text:span text:style-name="T3">factor analysis, economic and/or social impact, </text:span></text:p>
            <text:p text:style-name="P53" loext:marker-style-name="T2"><text:span text:style-name="T3">etc.)</text:span><text:span text:style-name="T2"/></text:p>
          </table:table-cell>
          <table:table-cell table:style-name="Table1.A1" office:value-type="string">
            <text:p text:style-name="P53" loext:marker-style-name="T2"><text:span text:style-name="T2">Meta-data format</text:span><text:span text:style-name="T2"/></text:p>
            <text:p text:style-name="P53" loext:marker-style-name="T7"><text:span text:style-name="T7">(text description, </text:span><text:span text:style-name="T7"/></text:p>
            <text:p text:style-name="P53" loext:marker-style-name="T10"><text:span text:style-name="T10">SQL DDL, </text:span><text:span text:style-name="T10"/></text:p>
            <text:p text:style-name="P53" loext:marker-style-name="T10"><text:span text:style-name="T10">ER model, </text:span><text:span text:style-name="T10"/></text:p>
            <text:p text:style-name="P53" loext:marker-style-name="T10"><text:span text:style-name="T10">UML model,</text:span><text:span text:style-name="T10"/></text:p>
            <text:p text:style-name="P53" loext:marker-style-name="T10"><text:span text:style-name="T10">JSON model, </text:span><text:span text:style-name="T10"/></text:p>
            <text:p text:style-name="P52" loext:marker-style-name="T2"><text:span text:style-name="T10">ontology, etc.)</text:span><text:span text:style-name="T6"/></text:p>
          </table:table-cell>
          <table:table-cell table:style-name="Table1.A1" office:value-type="string">
            <text:p text:style-name="P52" loext:marker-style-name="T2"><text:span text:style-name="T2">Standards</text:span><text:span text:style-name="T2"/></text:p>
            <text:p text:style-name="P52" loext:marker-style-name="T7"><text:span text:style-name="T7">(internal,</text:span><text:span text:style-name="T7"/></text:p>
            <text:p text:style-name="P52" loext:marker-style-name="T2"><text:span text:style-name="T7">community, professional, national, international, etc.)</text:span><text:span text:style-name="T2"/></text:p>
          </table:table-cell>
          <table:table-cell table:style-name="Table1.A1" office:value-type="string">
            <text:p text:style-name="P52" loext:marker-style-name="T11"><text:span text:style-name="T11">Data Format</text:span><text:span text:style-name="T11"/></text:p>
            <text:p text:style-name="P52" loext:marker-style-name="T13"><text:span text:style-name="T13">(text documents, </text:span><text:span text:style-name="T13"/></text:p>
            <text:p text:style-name="P52" loext:marker-style-name="T13"><text:span text:style-name="T13">text messages, </text:span><text:span text:style-name="T13"/></text:p>
            <text:p text:style-name="P52" loext:marker-style-name="T13"><text:span text:style-name="T13">binary files,</text:span><text:span text:style-name="T13"/></text:p>
            <text:p text:style-name="P52" loext:marker-style-name="T14"><text:span text:style-name="T14">CSV files,</text:span><text:span text:style-name="T14"/></text:p>
            <text:p text:style-name="P52" loext:marker-style-name="T14"><text:span text:style-name="T14">SQL files,</text:span><text:span text:style-name="T14"/></text:p>
            <text:p text:style-name="P52" loext:marker-style-name="T14"><text:span text:style-name="T14">JSON files, </text:span><text:span text:style-name="T14"/></text:p>
            <text:p text:style-name="P52" loext:marker-style-name="T14"><text:span text:style-name="T14">XML files, </text:span><text:span text:style-name="T14"/></text:p>
            <text:p text:style-name="P52" loext:marker-style-name="T14"><text:span text:style-name="T14">Sound files,</text:span><text:span text:style-name="T14"/></text:p>
            <text:p text:style-name="P52" loext:marker-style-name="T14"><text:span text:style-name="T14">Image files,</text:span><text:span text:style-name="T14"/></text:p>
            <text:p text:style-name="P52" loext:marker-style-name="T14"><text:span text:style-name="T14">LIDAR files,</text:span><text:span text:style-name="T14"/></text:p>
            <text:p text:style-name="P52" loext:marker-style-name="T14"><text:span text:style-name="T14">etc.,)</text:span><text:span text:style-name="T14"/></text:p>
          </table:table-cell>
          <table:table-cell table:style-name="Table1.A1" office:value-type="string">
            <text:p text:style-name="P52" loext:marker-style-name="T11"><text:span text:style-name="T11">Data Location</text:span><text:span text:style-name="T11"/></text:p>
            <text:p text:style-name="P52" loext:marker-style-name="T13"><text:span text:style-name="T13">(databases, </text:span><text:span text:style-name="T13"/></text:p>
            <text:p text:style-name="P52" loext:marker-style-name="T13"><text:span text:style-name="T13">data files, <text:s/></text:span><text:span text:style-name="T13"/></text:p>
            <text:p text:style-name="P52" loext:marker-style-name="T13"><text:span text:style-name="T13">Web services, program APIs, </text:span><text:span text:style-name="T13"/></text:p>
            <text:p text:style-name="P52" loext:marker-style-name="T14"><text:span text:style-name="T13">etc.)</text:span><text:span text:style-name="T14"/></text:p>
          </table:table-cell>
          <table:table-cell table:style-name="Table1.A1" office:value-type="string">
            <text:p text:style-name="P52" loext:marker-style-name="T12"><text:span text:style-name="T11">Mode of transfer</text:span><text:span text:style-name="T12"> </text:span></text:p>
            <text:p text:style-name="P52" loext:marker-style-name="T13"><text:span text:style-name="T13">(</text:span><text:bookmark-start text:name="_Hlk184557588"/><text:span text:style-name="T13">one-off file upload, external repository import, </text:span><text:span text:style-name="T13"/></text:p>
            <text:p text:style-name="P52" loext:marker-style-name="T13"><text:span text:style-name="T13">online streaming, periodic batches, </text:span><text:span text:style-name="T13"/></text:p>
            <text:p text:style-name="P52" loext:marker-style-name="T11"><text:span text:style-name="T13">etc</text:span><text:bookmark-end text:name="_Hlk184557588"/><text:span text:style-name="T13">.)</text:span><text:span text:style-name="T11"/></text:p>
          </table:table-cell>
          <table:table-cell table:style-name="Table1.A1" office:value-type="string">
            <text:p text:style-name="P52" loext:marker-style-name="T11"><text:span text:style-name="T11">Access</text:span><text:span text:style-name="T11"/></text:p>
            <text:p text:style-name="P52" loext:marker-style-name="T13"><text:span text:style-name="T13">(with granted</text:span><text:span text:style-name="T13"/></text:p>
            <text:p text:style-name="P52" loext:marker-style-name="T13"><text:span text:style-name="T13">permission,</text:span><text:span text:style-name="T13"/></text:p>
            <text:p text:style-name="P52" loext:marker-style-name="T13"><text:span text:style-name="T13">project limited, research purpose only,</text:span><text:span text:style-name="T13"/></text:p>
            <text:p text:style-name="P52" loext:marker-style-name="T13"><text:span text:style-name="T13">registered users, </text:span><text:span text:style-name="T13"/></text:p>
            <text:p text:style-name="P52" loext:marker-style-name="T13"><text:span text:style-name="T13">public,</text:span><text:span text:style-name="T13"/></text:p>
            <text:p text:style-name="P52" loext:marker-style-name="T11"><text:span text:style-name="T13">etc.)</text:span><text:span text:style-name="T11"/></text:p>
          </table:table-cell>
          <table:table-cell table:style-name="Table1.A1" office:value-type="string">
            <text:p text:style-name="P52" loext:marker-style-name="T11"><text:span text:style-name="T11">Sharing</text:span><text:span text:style-name="T11"/></text:p>
            <text:p text:style-name="P52" loext:marker-style-name="T13"><text:span text:style-name="T13">(private, </text:span><text:span text:style-name="T13"/></text:p>
            <text:p text:style-name="P52" loext:marker-style-name="T13"><text:span text:style-name="T13">licensed, </text:span><text:span text:style-name="T13"/></text:p>
            <text:p text:style-name="P52" loext:marker-style-name="T13"><text:span text:style-name="T13">commercial,</text:span><text:span text:style-name="T13"/></text:p>
            <text:p text:style-name="P52" loext:marker-style-name="T13"><text:span text:style-name="T13">public,</text:span><text:span text:style-name="T13"/></text:p>
            <text:p text:style-name="P52" loext:marker-style-name="T13"><text:span text:style-name="T13">etc.)</text:span><text:span text:style-name="T13"/></text:p>
          </table:table-cell>
        </table:table-row>
        <table:table-row table:style-name="Table1.2">
          <table:table-cell table:style-name="Table1.A2" office:value-type="string">
            <text:p text:style-name="P3"><text:span text:style-name="T25">1) </text:span>Luiz Saldanha Marine park</text:p>
          </table:table-cell>
          <table:table-cell table:style-name="Table1.B2" office:value-type="string">
            <text:p text:style-name="P55" loext:marker-style-name="T18"><text:span text:style-name="T18">Produced by ourselves by flying drones above the area</text:span></text:p>
          </table:table-cell>
          <table:table-cell table:style-name="Table1.C2" office:value-type="string">
            <text:p text:style-name="P17">September 2024/April 2025/<text:span text:style-name="T39">May 2025/ </text:span><text:span text:style-name="T40">September</text:span><text:span text:style-name="T39"> 2025/</text:span><text:span text:style-name="T40">October 2025</text:span></text:p>
          </table:table-cell>
          <table:table-cell table:style-name="Table1.D2" office:value-type="string">
            <text:p text:style-name="P18">Underwater seagrass/sediments/<text:span text:style-name="T30">habitats</text:span></text:p>
          </table:table-cell>
          <table:table-cell table:style-name="Table1.E2" office:value-type="string">
            <text:p text:style-name="P14">Drone scans</text:p>
            <text:p text:style-name="P11">(Lidar sensor)</text:p>
          </table:table-cell>
          <table:table-cell table:style-name="Table1.F2" office:value-type="string">
            <text:p text:style-name="P16">Same areas: data from 2), 3), 4)</text:p>
          </table:table-cell>
          <table:table-cell table:style-name="Table1.G2" office:value-type="string">
            <text:p text:style-name="P24"><text:span text:style-name="T38">Characterization/</text:span>Distribution/Coverage <text:span text:style-name="T38">over time and in different areas of the park</text:span></text:p>
          </table:table-cell>
          <table:table-cell table:style-name="Table1.H2" office:value-type="string">
            <text:p text:style-name="P33">GeoTiff <text:span text:style-name="T51">standard </text:span><text:span text:style-name="T52">within the .las file</text:span></text:p>
          </table:table-cell>
          <table:table-cell table:style-name="Table1.I2" office:value-type="string">
            <text:p text:style-name="P2">/</text:p>
          </table:table-cell>
          <table:table-cell table:style-name="Table1.J2" office:value-type="string">
            <text:p text:style-name="P63" loext:marker-style-name="T17"><text:span text:style-name="T23">.las file</text:span></text:p>
            <text:p text:style-name="P64" loext:marker-style-name="T17"/>
          </table:table-cell>
          <table:table-cell table:style-name="Table1.K2" office:value-type="string">
            <text:p text:style-name="P43">Approx. 2GB per pointcloud. </text:p>
            <text:p text:style-name="P43"/>
          </table:table-cell>
          <table:table-cell table:style-name="Table1.L2" office:value-type="string">
            <text:p text:style-name="P54" loext:marker-style-name="T13"><text:span text:style-name="T13">one-off file upload</text:span></text:p>
          </table:table-cell>
          <table:table-cell table:style-name="Table1.M2" office:value-type="string">
            <text:p text:style-name="P50">Free for non-commercial use</text:p>
          </table:table-cell>
          <table:table-cell table:style-name="Table1.N2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25">2) </text:span>Luiz Saldanha Marine park</text:p>
          </table:table-cell>
          <table:table-cell table:style-name="Table1.B3" office:value-type="string">
            <text:p text:style-name="P55" loext:marker-style-name="T18"><text:span text:style-name="T18">Produced by ourselves by flying drones above the area</text:span></text:p>
          </table:table-cell>
          <table:table-cell table:style-name="Table1.C3" office:value-type="string">
            <text:p text:style-name="P19">September 2024/April 2025/<text:span text:style-name="T39">May 2025/ </text:span><text:span text:style-name="T40">September</text:span><text:span text:style-name="T39"> 2025/</text:span><text:span text:style-name="T40">October 2025</text:span></text:p>
          </table:table-cell>
          <table:table-cell table:style-name="Table1.D3" office:value-type="string">
            <text:p text:style-name="P17">Underwater seagrass/sediments/<text:span text:style-name="T30">habitats</text:span></text:p>
          </table:table-cell>
          <table:table-cell table:style-name="Table1.E3" office:value-type="string">
            <text:p text:style-name="P15">Drone scans</text:p>
            <text:p text:style-name="P11">(Camera sensor)</text:p>
          </table:table-cell>
          <table:table-cell table:style-name="Table1.F3" office:value-type="string">
            <text:p text:style-name="P16">Same areas: data from 1), 3), 4)</text:p>
          </table:table-cell>
          <table:table-cell table:style-name="Table1.G3" office:value-type="string">
            <text:p text:style-name="P25"><text:span text:style-name="T38">Characterization/</text:span>Distribution/Coverage <text:span text:style-name="T38">over time and in different areas of the park</text:span></text:p>
          </table:table-cell>
          <table:table-cell table:style-name="Table1.H3" office:value-type="string">
            <text:p text:style-name="P34">GeoTiff <text:span text:style-name="T51">standard </text:span><text:span text:style-name="T52">within the .tiff file</text:span></text:p>
          </table:table-cell>
          <table:table-cell table:style-name="Table1.I3" office:value-type="string">
            <text:p text:style-name="P1">/</text:p>
          </table:table-cell>
          <table:table-cell table:style-name="Table1.J3" office:value-type="string">
            <text:p text:style-name="P63" loext:marker-style-name="T17">.<text:span text:style-name="T23">jpg / . tiff</text:span></text:p>
          </table:table-cell>
          <table:table-cell table:style-name="Table1.K3" office:value-type="string">
            <text:p text:style-name="P43"><text:s/>Up to 3 GB per mosaic.</text:p>
          </table:table-cell>
          <table:table-cell table:style-name="Table1.L3" office:value-type="string">
            <text:p text:style-name="P54" loext:marker-style-name="T13"><text:span text:style-name="T13">one-off file upload</text:span></text:p>
          </table:table-cell>
          <table:table-cell table:style-name="Table1.M3" office:value-type="string">
            <text:p text:style-name="P50">Free for non-commercial use</text:p>
          </table:table-cell>
          <table:table-cell table:style-name="Table1.N3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4" office:value-type="string">
            <text:p text:style-name="P4"><text:span text:style-name="T25">3) </text:span>Luiz Saldanha Marine park</text:p>
          </table:table-cell>
          <table:table-cell table:style-name="Table1.B4" office:value-type="string">
            <text:p text:style-name="P55" loext:marker-style-name="T18"><text:span text:style-name="T18">Produced by ourselves through AUV missions in the area </text:span></text:p>
          </table:table-cell>
          <table:table-cell table:style-name="Table1.C4" office:value-type="string">
            <text:p text:style-name="P27">May 2025/October 2025</text:p>
          </table:table-cell>
          <table:table-cell table:style-name="Table1.D4" office:value-type="string">
            <text:p text:style-name="P18">Underwater seagrass/sediments/<text:span text:style-name="T30">habitats</text:span></text:p>
          </table:table-cell>
          <table:table-cell table:style-name="Table1.E4" office:value-type="string">
            <text:p text:style-name="P10"><text:span text:style-name="T30">AUV</text:span><text:span text:style-name="T29"> scans</text:span></text:p>
            <text:p text:style-name="P11">(Camera sensor)</text:p>
          </table:table-cell>
          <table:table-cell table:style-name="Table1.F4" office:value-type="string">
            <text:p text:style-name="P16">Same areas: data from 1), 2), 4)</text:p>
            <text:p text:style-name="P22"><text:span text:style-name="T34"/></text:p>
            <text:p text:style-name="P24"><text:span text:style-name="T34">F</text:span><text:span text:style-name="T33">uture acquisitions in the Adriatic case study area.</text:span></text:p>
          </table:table-cell>
          <table:table-cell table:style-name="Table1.G4" office:value-type="string">
            <text:p text:style-name="P25"><text:span text:style-name="T38">Characterization/</text:span>Distribution/Coverage <text:span text:style-name="T38">over time and in different areas of the park</text:span></text:p>
          </table:table-cell>
          <table:table-cell table:style-name="Table1.H4" office:value-type="string">
            <text:p text:style-name="P1">/</text:p>
          </table:table-cell>
          <table:table-cell table:style-name="Table1.I4" office:value-type="string">
            <text:p text:style-name="P1">/</text:p>
          </table:table-cell>
          <table:table-cell table:style-name="Table1.J4" office:value-type="string">
            <text:p text:style-name="P63" loext:marker-style-name="T17">.<text:span text:style-name="T32">jpg</text:span></text:p>
          </table:table-cell>
          <table:table-cell table:style-name="Table1.K4" office:value-type="string">
            <text:p text:style-name="P42">50kB per image. <text:s/>Number of images depends on the mission. <text:span text:style-name="T42">For a mission of 2 hours, approx. 5GB</text:span></text:p>
          </table:table-cell>
          <table:table-cell table:style-name="Table1.L4" office:value-type="string">
            <text:p text:style-name="P54" loext:marker-style-name="T13"><text:span text:style-name="T13">one-off file upload</text:span></text:p>
          </table:table-cell>
          <table:table-cell table:style-name="Table1.M4" office:value-type="string">
            <text:p text:style-name="P50">Free for non-commercial use</text:p>
          </table:table-cell>
          <table:table-cell table:style-name="Table1.N4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5" office:value-type="string">
            <text:p text:style-name="P4"><text:span text:style-name="T25">4) </text:span>Luiz Saldanha Marine park</text:p>
          </table:table-cell>
          <table:table-cell table:style-name="Table1.B5" office:value-type="string">
            <text:p text:style-name="P55" loext:marker-style-name="T18"><text:span text:style-name="T18">Produced by ourselves through AUV missions in the area</text:span></text:p>
          </table:table-cell>
          <table:table-cell table:style-name="Table1.C5" office:value-type="string">
            <text:p text:style-name="P36">May 2025/October 2025</text:p>
          </table:table-cell>
          <table:table-cell table:style-name="Table1.D5" office:value-type="string">
            <text:p text:style-name="P18">Underwater seagrass/sediments/<text:span text:style-name="T30">habitats</text:span></text:p>
          </table:table-cell>
          <table:table-cell table:style-name="Table1.E5" office:value-type="string">
            <text:p text:style-name="P10"><text:span text:style-name="T32">AUV</text:span><text:span text:style-name="T29"> scans</text:span></text:p>
            <text:p text:style-name="P11">(Side Scan Sonar sensor)</text:p>
          </table:table-cell>
          <table:table-cell table:style-name="Table1.F5" office:value-type="string">
            <text:p text:style-name="P16">Same areas: data from 1), 2), 3)</text:p>
          </table:table-cell>
          <table:table-cell table:style-name="Table1.G5" office:value-type="string">
            <text:p text:style-name="P25"><text:span text:style-name="T38">Characterization/</text:span>Distribution/Coverage <text:span text:style-name="T38">over time and in different areas of the park</text:span></text:p>
          </table:table-cell>
          <table:table-cell table:style-name="Table1.H5" office:value-type="string">
            <text:p text:style-name="P35">.<text:span text:style-name="T52">kmz</text:span></text:p>
          </table:table-cell>
          <table:table-cell table:style-name="Table1.I5" office:value-type="string">
            <text:p text:style-name="P1">/</text:p>
          </table:table-cell>
          <table:table-cell table:style-name="Table1.J5" office:value-type="string">
            <text:p text:style-name="P63" loext:marker-style-name="T17">.<text:span text:style-name="T24">png </text:span></text:p>
          </table:table-cell>
          <table:table-cell table:style-name="Table1.K5" office:value-type="string">
            <text:p text:style-name="P41">2.5MB per image. <text:span text:style-name="T41">Number of images depends on the mission (approx. 80 or fewer). Mosaic preview approx 50MB. </text:span></text:p>
          </table:table-cell>
          <table:table-cell table:style-name="Table1.L5" office:value-type="string">
            <text:p text:style-name="P54" loext:marker-style-name="T13"><text:span text:style-name="T13">one-off file upload</text:span></text:p>
          </table:table-cell>
          <table:table-cell table:style-name="Table1.M5" office:value-type="string">
            <text:p text:style-name="P50">Free for non-commercial use</text:p>
          </table:table-cell>
          <table:table-cell table:style-name="Table1.N5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25">5) </text:span>Luiz Saldanha <text:soft-page-break/>Marine park</text:p>
          </table:table-cell>
          <table:table-cell table:style-name="Table1.B6" office:value-type="string">
            <text:p text:style-name="P55" loext:marker-style-name="T18"><text:span text:style-name="T18">Filter collection </text:span><text:soft-page-break/><text:span text:style-name="T18">by ourselves using AUV equipped with eDNA passive filter prototype and filter analysis by NTNU partner</text:span></text:p>
          </table:table-cell>
          <table:table-cell table:style-name="Table1.C6" office:value-type="string">
            <text:p text:style-name="P26"><text:span text:style-name="T40">T</text:span>esting campaign <text:soft-page-break/>in <text:span text:style-name="T40">July</text:span> 202<text:span text:style-name="T40">4</text:span></text:p>
          </table:table-cell>
          <table:table-cell table:style-name="Table1.D6" office:value-type="string">
            <text:p text:style-name="P20">EBV(s)</text:p>
          </table:table-cell>
          <table:table-cell table:style-name="Table1.E6" office:value-type="string">
            <text:p text:style-name="P13">eDNA Prototype <text:soft-page-break/><text:span text:style-name="T30">Filter </text:span>Data</text:p>
          </table:table-cell>
          <table:table-cell table:style-name="Table1.F6" office:value-type="string">
            <text:p text:style-name="P1">/</text:p>
          </table:table-cell>
          <table:table-cell table:style-name="Table1.G6" office:value-type="string">
            <text:p text:style-name="P1">/</text:p>
          </table:table-cell>
          <table:table-cell table:style-name="Table1.H6" office:value-type="string">
            <text:p text:style-name="P35">.<text:span text:style-name="T52">kmz for vehicle </text:span><text:soft-page-break/><text:span text:style-name="T52">locations</text:span></text:p>
          </table:table-cell>
          <table:table-cell table:style-name="Table1.I6" office:value-type="string">
            <text:p text:style-name="P1">/</text:p>
          </table:table-cell>
          <table:table-cell table:style-name="Table1.J6" office:value-type="string">
            <text:p text:style-name="P63" loext:marker-style-name="T17">/</text:p>
          </table:table-cell>
          <table:table-cell table:style-name="Table1.K6" office:value-type="string">
            <text:p text:style-name="P63" loext:marker-style-name="T17">/</text:p>
          </table:table-cell>
          <table:table-cell table:style-name="Table1.L6" office:value-type="string">
            <text:p text:style-name="P54" loext:marker-style-name="T13"><text:span text:style-name="T13">one-off file upload</text:span></text:p>
          </table:table-cell>
          <table:table-cell table:style-name="Table1.M6" office:value-type="string">
            <text:p text:style-name="P50">Free for non-commercial use</text:p>
          </table:table-cell>
          <table:table-cell table:style-name="Table1.N6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7" office:value-type="string">
            <text:p text:style-name="P6"><text:span text:style-name="T25">6)</text:span><text:span text:style-name="T32"> </text:span>Luiz Saldanha Marine park</text:p>
          </table:table-cell>
          <table:table-cell table:style-name="Table1.B7" office:value-type="string">
            <text:p text:style-name="P56" loext:marker-style-name="T18"><text:span text:style-name="T20">Future acquisitions</text:span><text:span text:style-name="T18"> by </text:span><text:span text:style-name="T20">CIBIO</text:span><text:span text:style-name="T18"> through </text:span><text:span text:style-name="T19">temperature loggers sensors</text:span></text:p>
          </table:table-cell>
          <table:table-cell table:style-name="Table1.C7" office:value-type="string">
            <text:p text:style-name="P1">/</text:p>
          </table:table-cell>
          <table:table-cell table:style-name="Table1.D7" office:value-type="string">
            <text:p text:style-name="P21">Temperature</text:p>
          </table:table-cell>
          <table:table-cell table:style-name="Table1.E7" office:value-type="string">
            <text:p text:style-name="P12">Temperature Loggers data</text:p>
          </table:table-cell>
          <table:table-cell table:style-name="Table1.F7" office:value-type="string">
            <text:p text:style-name="P1">/</text:p>
          </table:table-cell>
          <table:table-cell table:style-name="Table1.G7" office:value-type="string">
            <text:p text:style-name="P1">/</text:p>
          </table:table-cell>
          <table:table-cell table:style-name="Table1.H7" office:value-type="string">
            <text:p text:style-name="P1">/</text:p>
          </table:table-cell>
          <table:table-cell table:style-name="Table1.I7" office:value-type="string">
            <text:p text:style-name="P1">/</text:p>
          </table:table-cell>
          <table:table-cell table:style-name="Table1.J7" office:value-type="string">
            <text:p text:style-name="P63" loext:marker-style-name="T17">.<text:span text:style-name="T37">csv</text:span></text:p>
          </table:table-cell>
          <table:table-cell table:style-name="Table1.K7" office:value-type="string">
            <text:p text:style-name="P40"><text:span text:style-name="T44">k</text:span>B/MB</text:p>
          </table:table-cell>
          <table:table-cell table:style-name="Table1.L7" office:value-type="string">
            <text:p text:style-name="P54" loext:marker-style-name="T13"><text:span text:style-name="T13">one-off file upload</text:span></text:p>
          </table:table-cell>
          <table:table-cell table:style-name="Table1.M7" office:value-type="string">
            <text:p text:style-name="P50">Free for non-commercial use</text:p>
          </table:table-cell>
          <table:table-cell table:style-name="Table1.N7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8" office:value-type="string">
            <text:p text:style-name="P7"><text:span text:style-name="T26">7</text:span><text:span text:style-name="T25">)</text:span><text:span text:style-name="T32"> </text:span>Luiz Saldanha Marine park</text:p>
          </table:table-cell>
          <table:table-cell table:style-name="Table1.B8" office:value-type="string">
            <text:p text:style-name="P28">By anyone using the app</text:p>
          </table:table-cell>
          <table:table-cell table:style-name="Table1.C8" office:value-type="string">
            <text:p text:style-name="P1">/</text:p>
          </table:table-cell>
          <table:table-cell table:style-name="Table1.D8" office:value-type="string">
            <text:p text:style-name="P29">Marine litter recording</text:p>
          </table:table-cell>
          <table:table-cell table:style-name="Table1.E8" office:value-type="string">
            <text:p text:style-name="P37"><text:span text:style-name="T22">S</text:span><text:span text:style-name="T21">MART App data</text:span></text:p>
          </table:table-cell>
          <table:table-cell table:style-name="Table1.F8" office:value-type="string">
            <text:p text:style-name="P1">/</text:p>
          </table:table-cell>
          <table:table-cell table:style-name="Table1.G8" office:value-type="string">
            <text:p text:style-name="P1">/</text:p>
          </table:table-cell>
          <table:table-cell table:style-name="Table1.H8" office:value-type="string">
            <text:p text:style-name="P1">/</text:p>
          </table:table-cell>
          <table:table-cell table:style-name="Table1.I8" office:value-type="string">
            <text:p text:style-name="P1">/</text:p>
          </table:table-cell>
          <table:table-cell table:style-name="Table1.J8" office:value-type="string">
            <text:p text:style-name="P63" loext:marker-style-name="T17">.<text:span text:style-name="T43">xls / images</text:span></text:p>
          </table:table-cell>
          <table:table-cell table:style-name="Table1.K8" office:value-type="string">
            <text:p text:style-name="P44">kB/MB depending on the number of recordings</text:p>
          </table:table-cell>
          <table:table-cell table:style-name="Table1.L8" office:value-type="string">
            <text:p text:style-name="P54" loext:marker-style-name="T13"><text:span text:style-name="T13"/></text:p>
          </table:table-cell>
          <table:table-cell table:style-name="Table1.M8" office:value-type="string">
            <text:p text:style-name="P50">Free for non-commercial use</text:p>
          </table:table-cell>
          <table:table-cell table:style-name="Table1.N8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9" office:value-type="string">
            <text:p text:style-name="P8"><text:span text:style-name="T27">8</text:span><text:span text:style-name="T25">)</text:span><text:span text:style-name="T32"> </text:span>Luiz Saldanha Marine park</text:p>
          </table:table-cell>
          <table:table-cell table:style-name="Table1.B9" office:value-type="string">
            <text:p text:style-name="P32">Produced by: </text:p>
            <text:p text:style-name="P31">http://193.136.227.160/</text:p>
          </table:table-cell>
          <table:table-cell table:style-name="Table1.C9" office:value-type="string">
            <text:p text:style-name="P1">/</text:p>
          </table:table-cell>
          <table:table-cell table:style-name="Table1.D9" office:value-type="string">
            <text:p text:style-name="P65" loext:marker-style-name="T48"><text:span text:style-name="T46">Species -underwater photos and location of different species identified within the park</text:span></text:p>
            <text:p text:style-name="P1"/>
          </table:table-cell>
          <table:table-cell table:style-name="Table1.E9" office:value-type="string">
            <text:p text:style-name="P32">Biodiversidade PMLS Data website</text:p>
          </table:table-cell>
          <table:table-cell table:style-name="Table1.F9" office:value-type="string">
            <text:p text:style-name="P1">/</text:p>
          </table:table-cell>
          <table:table-cell table:style-name="Table1.G9" office:value-type="string">
            <text:p text:style-name="P1">/</text:p>
          </table:table-cell>
          <table:table-cell table:style-name="Table1.H9" office:value-type="string">
            <text:p text:style-name="P1">/</text:p>
          </table:table-cell>
          <table:table-cell table:style-name="Table1.I9" office:value-type="string">
            <text:p text:style-name="P1">/</text:p>
          </table:table-cell>
          <table:table-cell table:style-name="Table1.J9" office:value-type="string">
            <text:p text:style-name="P63" loext:marker-style-name="T17">/</text:p>
          </table:table-cell>
          <table:table-cell table:style-name="Table1.K9" office:value-type="string">
            <text:p text:style-name="P63" loext:marker-style-name="T17">/</text:p>
          </table:table-cell>
          <table:table-cell table:style-name="Table1.L9" office:value-type="string">
            <text:p text:style-name="P63" loext:marker-style-name="T17">/</text:p>
          </table:table-cell>
          <table:table-cell table:style-name="Table1.M9" office:value-type="string">
            <text:p text:style-name="P63" loext:marker-style-name="T17">/</text:p>
          </table:table-cell>
          <table:table-cell table:style-name="Table1.N9" office:value-type="string">
            <text:p text:style-name="P58" loext:marker-style-name="T18"><text:span text:style-name="T18">Already in the public domain</text:span></text:p>
          </table:table-cell>
        </table:table-row>
        <table:table-row table:style-name="Table1.1">
          <table:table-cell table:style-name="Table1.A10" office:value-type="string">
            <text:p text:style-name="P9"><text:span text:style-name="T28">9</text:span><text:span text:style-name="T25">)</text:span><text:span text:style-name="T32"> </text:span>Luiz Saldanha Marine park</text:p>
          </table:table-cell>
          <table:table-cell table:style-name="Table1.B10" office:value-type="string">
            <text:p text:style-name="P39"><text:span text:style-name="T31">Produced by: </text:span><text:span text:style-name="T45">https://emodnet.ec.europa.eu/geoviewer/</text:span></text:p>
            <text:p text:style-name="P32"/>
          </table:table-cell>
          <table:table-cell table:style-name="Table1.C10" office:value-type="string">
            <text:p text:style-name="P1">/</text:p>
          </table:table-cell>
          <table:table-cell table:style-name="Table1.D10" office:value-type="string">
            <text:p text:style-name="P46"><text:span text:style-name="T47">Human activities (Vessel density, Route density, </text:span><text:span text:style-name="T49">Fishing intensity), Contaminants</text:span></text:p>
            <text:p text:style-name="P1"/>
          </table:table-cell>
          <table:table-cell table:style-name="Table1.E10" office:value-type="string">
            <text:p text:style-name="P32">EMODnet Data</text:p>
          </table:table-cell>
          <table:table-cell table:style-name="Table1.F10" office:value-type="string">
            <text:p text:style-name="P1">/</text:p>
          </table:table-cell>
          <table:table-cell table:style-name="Table1.G10" office:value-type="string">
            <text:p text:style-name="P1">/</text:p>
          </table:table-cell>
          <table:table-cell table:style-name="Table1.H10" office:value-type="string">
            <text:p text:style-name="P1">/</text:p>
          </table:table-cell>
          <table:table-cell table:style-name="Table1.I10" office:value-type="string">
            <text:p text:style-name="P1">/</text:p>
          </table:table-cell>
          <table:table-cell table:style-name="Table1.J10" office:value-type="string">
            <text:p text:style-name="P63" loext:marker-style-name="T17">/</text:p>
          </table:table-cell>
          <table:table-cell table:style-name="Table1.K10" office:value-type="string">
            <text:p text:style-name="P63" loext:marker-style-name="T17">/</text:p>
          </table:table-cell>
          <table:table-cell table:style-name="Table1.L10" office:value-type="string">
            <text:p text:style-name="P63" loext:marker-style-name="T17">/</text:p>
          </table:table-cell>
          <table:table-cell table:style-name="Table1.M10" office:value-type="string">
            <text:p text:style-name="P63" loext:marker-style-name="T17">/</text:p>
          </table:table-cell>
          <table:table-cell table:style-name="Table1.N10" office:value-type="string">
            <text:p text:style-name="P59" loext:marker-style-name="T18"><text:span text:style-name="T18">Already in the public domain</text:span></text:p>
          </table:table-cell>
        </table:table-row>
        <table:table-row table:style-name="Table1.11">
          <table:table-cell table:style-name="Table1.A11" office:value-type="string">
            <text:p text:style-name="P9"><text:span text:style-name="T28">10</text:span><text:span text:style-name="T25">)</text:span><text:span text:style-name="T32"> </text:span>Luiz Saldanha Marine park</text:p>
          </table:table-cell>
          <table:table-cell table:style-name="Table1.B11" office:value-type="string">
            <text:p text:style-name="P57" loext:marker-style-name="T18"><text:span text:style-name="T18">Produced by ourselves through AUV missions in the area</text:span></text:p>
          </table:table-cell>
          <table:table-cell table:style-name="Table1.C11" office:value-type="string">
            <text:p text:style-name="P1">/</text:p>
          </table:table-cell>
          <table:table-cell table:style-name="Table1.D11" office:value-type="string">
            <text:p text:style-name="P46"><text:span text:style-name="T47">Underwater measurements: Temperature, </text:span><text:span text:style-name="T49">Conductivity and Pressure</text:span></text:p>
            <text:p text:style-name="P30"/>
          </table:table-cell>
          <table:table-cell table:style-name="Table1.E11" office:value-type="string">
            <text:p text:style-name="P23"><text:span text:style-name="T34">AUV</text:span><text:span text:style-name="T35"> </text:span><text:span text:style-name="T36">CTD sensor</text:span></text:p>
          </table:table-cell>
          <table:table-cell table:style-name="Table1.F11" office:value-type="string">
            <text:p text:style-name="P1">/</text:p>
          </table:table-cell>
          <table:table-cell table:style-name="Table1.G11" office:value-type="string">
            <text:p text:style-name="P1">/</text:p>
          </table:table-cell>
          <table:table-cell table:style-name="Table1.H11" office:value-type="string">
            <text:p text:style-name="P1">/</text:p>
          </table:table-cell>
          <table:table-cell table:style-name="Table1.I11" office:value-type="string">
            <text:p text:style-name="P1">/</text:p>
          </table:table-cell>
          <table:table-cell table:style-name="Table1.J11" office:value-type="string">
            <text:p text:style-name="P63" loext:marker-style-name="T17">.<text:span text:style-name="T50">xls</text:span></text:p>
          </table:table-cell>
          <table:table-cell table:style-name="Table1.K11" office:value-type="string">
            <text:p text:style-name="P45">Approx. 3MB</text:p>
          </table:table-cell>
          <table:table-cell table:style-name="Table1.L11" office:value-type="string">
            <text:p text:style-name="P54" loext:marker-style-name="T13"><text:span text:style-name="T13">one-off file upload</text:span></text:p>
          </table:table-cell>
          <table:table-cell table:style-name="Table1.M11" office:value-type="string">
            <text:p text:style-name="P50">Free for non-commercial use</text:p>
          </table:table-cell>
          <table:table-cell table:style-name="Table1.N11" office:value-type="string">
            <text:p text:style-name="P54" loext:marker-style-name="T13"><text:span text:style-name="T13">public</text:span></text:p>
          </table:table-cell>
        </table:table-row>
        <table:table-row table:style-name="Table1.1">
          <table:table-cell table:style-name="Table1.A12" office:value-type="string">
            <text:p text:style-name="P47"><text:span text:style-name="T15"/></text:p>
          </table:table-cell>
          <table:table-cell table:style-name="Table1.B12" office:value-type="string">
            <text:p text:style-name="P48"/>
          </table:table-cell>
          <table:table-cell table:style-name="Table1.C12" office:value-type="string">
            <text:p text:style-name="P49"/>
          </table:table-cell>
          <table:table-cell table:style-name="Table1.D12" office:value-type="string">
            <text:p text:style-name="P49"/>
          </table:table-cell>
          <table:table-cell table:style-name="Table1.E12" office:value-type="string">
            <text:p text:style-name="P49"/>
          </table:table-cell>
          <table:table-cell table:style-name="Table1.F12" office:value-type="string">
            <text:p text:style-name="P49"/>
          </table:table-cell>
          <table:table-cell table:style-name="Table1.G12" office:value-type="string">
            <text:p text:style-name="P49"/>
          </table:table-cell>
          <table:table-cell table:style-name="Table1.H12" office:value-type="string">
            <text:p text:style-name="P49"/>
          </table:table-cell>
          <table:table-cell table:style-name="Table1.I12" office:value-type="string">
            <text:p text:style-name="P49"/>
          </table:table-cell>
          <table:table-cell table:style-name="Table1.J12" office:value-type="string">
            <text:p text:style-name="P49"/>
          </table:table-cell>
          <table:table-cell table:style-name="Table1.K12" office:value-type="string">
            <text:p text:style-name="P49"/>
          </table:table-cell>
          <table:table-cell table:style-name="Table1.L12" office:value-type="string">
            <text:p text:style-name="P49"/>
          </table:table-cell>
          <table:table-cell table:style-name="Table1.M12" office:value-type="string">
            <text:p text:style-name="P49"/>
          </table:table-cell>
          <table:table-cell table:style-name="Table1.N12" office:value-type="string">
            <text:p text:style-name="P49"><text:bookmark text:name="_GoBack"/><text:bookmark text:name="_Hlk184598002"/></text:p>
          </table:table-cell>
        </table:table-row>
      </table:table>
      <text:p text:style-name="P3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1189in" fo:margin-left="0.1972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575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1575in" fo:margin-left="0.1972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1575in" fo:margin-left="0.1972in"/>
        </style:list-level-properties>
        <style:text-properties fo:font-family="Wingdings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898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'Courier New'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1575in" fo:margin-left="0.1972in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listtab" fo:text-indent="-0.1575in" fo:margin-left="0.1972in"/>
        </style:list-level-properties>
        <style:text-properties fo:font-family="'Courier New'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" style:num-suffix="" text:bullet-char="">
        <style:list-level-properties text:list-level-position-and-space-mode="label-alignment">
          <style:list-level-label-alignment text:label-followed-by="listtab" fo:text-indent="-0.25in" fo:margin-left="0.2898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8</meta:editing-cycles>
    <meta:creation-date>2023-10-23T14:35:00</meta:creation-date>
    <dc:date>2025-12-05T17:44:17.834946238</dc:date>
    <meta:editing-duration>PT7H21M33S</meta:editing-duration>
    <meta:generator>LibreOffice/24.2.7.2$Linux_X86_64 LibreOffice_project/420$Build-2</meta:generator>
    <meta:document-statistic meta:table-count="1" meta:image-count="0" meta:object-count="0" meta:page-count="2" meta:paragraph-count="229" meta:word-count="694" meta:character-count="4548" meta:non-whitespace-character-count="4043"/>
    <meta:user-defined meta:name="AppVersion">16.0000</meta:user-defined>
    <meta:user-defined meta:name="GrammarlyDocumentId">65fc40e093362ff8b9e0176c1fba9f6a845819c71a24f77ecc3872c5bf646f08</meta:user-defined>
    <meta:template xlink:type="simple" xlink:actuate="onRequest" xlink:title="Normal" xlink:href=""/>
  </office:meta>
</office:document-meta>
</file>